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00000012061EEB8AB8DAB096B.png" manifest:media-type="image/png"/>
  <manifest:file-entry manifest:full-path="Pictures/10000201000001B0000001208BA66CAAD3AA9754.png" manifest:media-type="image/png"/>
  <manifest:file-entry manifest:full-path="Pictures/10000201000001B0000001204DC1AE1B15975EB7.png" manifest:media-type="image/png"/>
  <manifest:file-entry manifest:full-path="Pictures/10000201000001B000000120BCA4195C4945392C.png" manifest:media-type="image/png"/>
  <manifest:file-entry manifest:full-path="Pictures/10000201000001B000000120F44444AF80F8E744.png" manifest:media-type="image/png"/>
  <manifest:file-entry manifest:full-path="Pictures/10000201000001B0000001202C14E678FF3C43BE.png" manifest:media-type="image/png"/>
  <manifest:file-entry manifest:full-path="Pictures/10000201000001B00000012080B0F6A47299F123.png" manifest:media-type="image/png"/>
  <manifest:file-entry manifest:full-path="Pictures/10000201000001B0000001207FEB831F9EA2FFD8.png" manifest:media-type="image/png"/>
  <manifest:file-entry manifest:full-path="Pictures/10000201000001B000000120AA116CA1154F3B09.png" manifest:media-type="image/png"/>
  <manifest:file-entry manifest:full-path="Pictures/10000201000001B000000120908B654086654AA1.png" manifest:media-type="image/png"/>
  <manifest:file-entry manifest:full-path="Pictures/10000201000001B0000001208731AF62D500409B.png" manifest:media-type="image/png"/>
  <manifest:file-entry manifest:full-path="Pictures/10000201000001B000000120EC52E26BD1007D24.png" manifest:media-type="image/png"/>
  <manifest:file-entry manifest:full-path="Pictures/1000000000000020000000204B249CA79A42C6D7.png" manifest:media-type="image/png"/>
  <manifest:file-entry manifest:full-path="Pictures/10000201000001B0000001200AE238F1BFB87A1D.png" manifest:media-type="image/png"/>
  <manifest:file-entry manifest:full-path="Pictures/10000201000001B0000001200C94681F2CEBB4C9.png" manifest:media-type="image/png"/>
  <manifest:file-entry manifest:full-path="Pictures/10000201000001B000000120CBBB941D3585C223.png" manifest:media-type="image/png"/>
  <manifest:file-entry manifest:full-path="Pictures/10000201000001B00000012036424FD704DE8F90.png" manifest:media-type="image/png"/>
  <manifest:file-entry manifest:full-path="Pictures/10000201000001B00000012075857315B1C0BAB1.png" manifest:media-type="image/png"/>
  <manifest:file-entry manifest:full-path="Pictures/10000201000001B0000001206E092E6A97D1B611.png" manifest:media-type="image/png"/>
  <manifest:file-entry manifest:full-path="Pictures/10000201000001B000000120A77F2D0DDB4CE862.png" manifest:media-type="image/png"/>
  <manifest:file-entry manifest:full-path="Pictures/10000201000001B000000120B70420E2081B802F.png" manifest:media-type="image/png"/>
  <manifest:file-entry manifest:full-path="Pictures/10000201000001B00000012067620CF10E0C66A6.png" manifest:media-type="image/png"/>
  <manifest:file-entry manifest:full-path="Pictures/10000201000001B000000120CD597C370A1DD2DE.png" manifest:media-type="image/png"/>
  <manifest:file-entry manifest:full-path="Pictures/10000201000001B0000001201F810C554FD99152.png" manifest:media-type="image/png"/>
  <manifest:file-entry manifest:full-path="Pictures/10000201000001B000000120265ED29B94BEF5F9.png" manifest:media-type="image/png"/>
  <manifest:file-entry manifest:full-path="Pictures/10000201000001B00000012019FE328DCC6B51A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draw:marker-start-width="0.441cm" draw:marker-end="Arrow" draw:marker-end-width="0.462cm" draw:fill="none" draw:textarea-vertical-align="middle" fo:padding-top="0.179cm" fo:padding-bottom="0.179cm" fo:padding-left="0.304cm" fo:padding-right="0.304cm"/>
    </style:style>
    <style:style style:name="gr3" style:family="graphic" style:parent-style-name="Object_20_with_20_no_20_fill_20_and_20_no_20_line">
      <style:graphic-properties draw:stroke="solid" svg:stroke-width="0.106cm" svg:stroke-color="#000000" draw:marker-start-width="0.359cm" draw:marker-end-width="0.35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Long_20_Dash" svg:stroke-width="0.159cm" svg:stroke-color="#000000" draw:marker-start-width="0.438cm" draw:marker-end-width="0.438cm" draw:fill-color="#ffffff" draw:opacity="0%" draw:opacity-name="" draw:textarea-horizontal-align="justify" draw:textarea-vertical-align="middle" draw:auto-grow-height="false" fo:min-height="4.661cm" fo:min-width="19.027cm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000000" draw:marker-start-width="0.438cm" draw:marker-end-width="0.438cm" draw:textarea-vertical-align="middle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solid" svg:stroke-width="0.106cm" svg:stroke-color="#000000" draw:marker-start-width="0.358cm" draw:marker-end-width="0.35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106cm" svg:stroke-color="#000000" draw:marker-start-width="0.358cm" draw:marker-end-width="0.35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xml:id="id1" draw:id="id1" draw:layer="layout" svg:width="5.588cm" svg:height="3.708cm" svg:x="9.948cm" svg:y="0.08cm">
              <draw:image xlink:href="Pictures/10000201000001B0000001207FEB831F9EA2FFD8.png" xlink:type="simple" xlink:show="embed" xlink:actuate="onLoad" loext:mime-type="image/png">
                <text:p/>
              </draw:image>
            </draw:frame>
            <draw:connector draw:style-name="gr2" draw:text-style-name="P1" draw:layer="layout" draw:type="line" svg:x1="12.742cm" svg:y1="3.788cm" svg:x2="3.613cm" svg:y2="6.008cm" draw:start-shape="id1" draw:start-glue-point="2" draw:end-shape="id2" draw:end-glue-point="0" svg:d="M12742 3788l-9129 2220" svg:viewBox="0 0 9130 2221">
              <text:p/>
            </draw:connector>
            <draw:frame draw:style-name="gr3" draw:text-style-name="P2" xml:id="id3" draw:id="id3" draw:layer="layout" svg:width="5.588cm" svg:height="3.708cm" svg:x="7.572cm" svg:y="6.008cm">
              <draw:image xlink:href="Pictures/10000201000001B000000120265ED29B94BEF5F9.png" xlink:type="simple" xlink:show="embed" xlink:actuate="onLoad" loext:mime-type="image/png">
                <text:p/>
              </draw:image>
            </draw:frame>
            <draw:frame draw:style-name="gr3" draw:text-style-name="P2" xml:id="id4" draw:id="id4" draw:layer="layout" svg:width="5.588cm" svg:height="3.708cm" svg:x="13.663cm" svg:y="6.008cm">
              <draw:image xlink:href="Pictures/10000201000001B000000120EC52E26BD1007D24.png" xlink:type="simple" xlink:show="embed" xlink:actuate="onLoad" loext:mime-type="image/png">
                <text:p/>
              </draw:image>
            </draw:frame>
            <draw:frame draw:style-name="gr3" draw:text-style-name="P2" xml:id="id5" draw:id="id5" draw:layer="layout" svg:width="5.588cm" svg:height="3.708cm" svg:x="19.825cm" svg:y="6.008cm">
              <draw:image xlink:href="Pictures/10000201000001B00000012075857315B1C0BAB1.png" xlink:type="simple" xlink:show="embed" xlink:actuate="onLoad" loext:mime-type="image/png">
                <text:p/>
              </draw:image>
            </draw:frame>
            <draw:frame draw:style-name="gr3" draw:text-style-name="P2" xml:id="id2" draw:id="id2" draw:layer="layout" svg:width="5.588cm" svg:height="3.708cm" svg:x="0.819cm" svg:y="6.008cm">
              <draw:image xlink:href="Pictures/10000201000001B0000001200AE238F1BFB87A1D.png" xlink:type="simple" xlink:show="embed" xlink:actuate="onLoad" loext:mime-type="image/png">
                <text:p/>
              </draw:image>
            </draw:frame>
            <draw:frame draw:style-name="gr3" draw:text-style-name="P2" xml:id="id9" draw:id="id9" draw:layer="layout" svg:width="5.588cm" svg:height="3.708cm" svg:x="0.819cm" svg:y="18.442cm">
              <draw:image xlink:href="Pictures/10000201000001B0000001206E092E6A97D1B611.png" xlink:type="simple" xlink:show="embed" xlink:actuate="onLoad" loext:mime-type="image/png">
                <text:p/>
              </draw:image>
            </draw:frame>
            <draw:frame draw:style-name="gr3" draw:text-style-name="P2" xml:id="id6" draw:id="id6" draw:layer="layout" svg:width="5.588cm" svg:height="3.708cm" svg:x="10.667cm" svg:y="12.351cm">
              <draw:image xlink:href="Pictures/10000201000001B00000012036424FD704DE8F90.png" xlink:type="simple" xlink:show="embed" xlink:actuate="onLoad" loext:mime-type="image/png">
                <text:p/>
              </draw:image>
            </draw:frame>
            <draw:frame draw:style-name="gr3" draw:text-style-name="P2" xml:id="id8" draw:id="id8" draw:layer="layout" svg:width="5.588cm" svg:height="3.683cm" svg:x="13.663cm" svg:y="18.455cm">
              <draw:image xlink:href="Pictures/10000201000001B000000120B70420E2081B802F.png" xlink:type="simple" xlink:show="embed" xlink:actuate="onLoad" loext:mime-type="image/png">
                <text:p/>
              </draw:image>
            </draw:frame>
            <draw:frame draw:style-name="gr3" draw:text-style-name="P2" xml:id="id7" draw:id="id7" draw:layer="layout" svg:width="5.588cm" svg:height="3.708cm" svg:x="7.572cm" svg:y="18.442cm">
              <draw:image xlink:href="Pictures/10000201000001B000000120CD597C370A1DD2DE.png" xlink:type="simple" xlink:show="embed" xlink:actuate="onLoad" loext:mime-type="image/png">
                <text:p/>
              </draw:image>
            </draw:frame>
            <draw:custom-shape draw:style-name="gr4" draw:text-style-name="P3" draw:layer="layout" svg:width="19.685cm" svg:height="5.069cm" svg:x="0.072cm" svg:y="17.762cm">
              <text:p/>
              <draw:enhanced-geometry svg:viewBox="0 0 21600 21600" draw:type="rectangle" draw:enhanced-path="M 0 0 L 21600 0 21600 21600 0 21600 0 0 Z N"/>
            </draw:custom-shape>
            <draw:connector draw:style-name="gr5" draw:text-style-name="P2" draw:layer="layout" svg:x1="10.366cm" svg:y1="6.008cm" svg:x2="16.457cm" svg:y2="6.008cm" draw:start-shape="id3" draw:start-glue-point="0" draw:end-shape="id4" draw:end-glue-point="0" svg:d="M10366 6008v-606h6091v606" svg:viewBox="0 0 6092 607">
              <text:p/>
            </draw:connector>
            <draw:connector draw:style-name="gr5" draw:text-style-name="P2" draw:layer="layout" svg:x1="16.457cm" svg:y1="6.008cm" svg:x2="22.619cm" svg:y2="6.008cm" draw:start-shape="id4" draw:start-glue-point="0" draw:end-shape="id5" draw:end-glue-point="0" svg:d="M16457 6008v-606h6162v606" svg:viewBox="0 0 6163 607">
              <text:p/>
            </draw:connector>
            <draw:connector draw:style-name="gr2" draw:text-style-name="P1" draw:layer="layout" draw:type="line" svg:x1="10.366cm" svg:y1="9.716cm" svg:x2="13.461cm" svg:y2="12.351cm" draw:start-shape="id3" draw:start-glue-point="2" draw:end-shape="id6" draw:end-glue-point="0" svg:d="M10366 9716l3095 2635" svg:viewBox="0 0 3096 2636">
              <text:p/>
            </draw:connector>
            <draw:connector draw:style-name="gr2" draw:text-style-name="P1" draw:layer="layout" draw:type="line" svg:x1="16.457cm" svg:y1="9.716cm" svg:x2="13.461cm" svg:y2="12.351cm" draw:start-shape="id4" draw:start-glue-point="2" draw:end-shape="id6" draw:end-glue-point="0" svg:d="M16457 9716l-2996 2635" svg:viewBox="0 0 2997 2636">
              <text:p/>
            </draw:connector>
            <draw:connector draw:style-name="gr2" draw:text-style-name="P1" draw:layer="layout" draw:type="line" svg:x1="13.461cm" svg:y1="16.059cm" svg:x2="10.366cm" svg:y2="18.442cm" draw:start-shape="id6" draw:start-glue-point="2" draw:end-shape="id7" draw:end-glue-point="0" svg:d="M13461 16059l-3095 2383" svg:viewBox="0 0 3096 2384">
              <text:p/>
            </draw:connector>
            <draw:connector draw:style-name="gr2" draw:text-style-name="P1" draw:layer="layout" draw:type="line" svg:x1="13.461cm" svg:y1="16.059cm" svg:x2="16.457cm" svg:y2="18.455cm" draw:start-shape="id6" draw:start-glue-point="2" draw:end-shape="id8" draw:end-glue-point="0" svg:d="M13461 16059l2996 2396" svg:viewBox="0 0 2997 2397">
              <text:p/>
            </draw:connector>
            <draw:connector draw:style-name="gr2" draw:text-style-name="P1" draw:layer="layout" draw:type="line" svg:x1="3.613cm" svg:y1="9.716cm" svg:x2="3.613cm" svg:y2="18.442cm" draw:start-shape="id2" draw:start-glue-point="2" draw:end-shape="id9" draw:end-glue-point="0" svg:d="M3613 9716v8726" svg:viewBox="0 0 1 8727">
              <text:p/>
            </draw:connector>
            <draw:connector draw:style-name="gr2" draw:text-style-name="P1" draw:layer="layout" draw:type="line" svg:x1="12.742cm" svg:y1="3.788cm" svg:x2="16.447cm" svg:y2="5.294cm" draw:start-shape="id1" draw:start-glue-point="2" svg:d="M12742 3788l3705 1506" svg:viewBox="0 0 3706 1507">
              <text:p/>
            </draw:connector>
          </draw:g>
          <draw:g>
            <draw:frame draw:style-name="gr1" draw:text-style-name="P1" xml:id="id17" draw:id="id17" draw:layer="layout" svg:width="5.588cm" svg:height="3.708cm" svg:x="33.844cm" svg:y="0.08cm">
              <draw:image xlink:href="Pictures/10000201000001B0000001207FEB831F9EA2FFD8.png" xlink:type="simple" xlink:show="embed" xlink:actuate="onLoad" loext:mime-type="image/png">
                <text:p/>
              </draw:image>
            </draw:frame>
            <draw:frame draw:style-name="gr3" draw:text-style-name="P2" xml:id="id10" draw:id="id10" draw:layer="layout" svg:width="5.588cm" svg:height="3.708cm" svg:x="27.754cm" svg:y="6.008cm">
              <draw:image xlink:href="Pictures/10000201000001B0000001201F810C554FD99152.png" xlink:type="simple" xlink:show="embed" xlink:actuate="onLoad" loext:mime-type="image/png">
                <text:p/>
              </draw:image>
            </draw:frame>
            <draw:frame draw:style-name="gr3" draw:text-style-name="P2" xml:id="id12" draw:id="id12" draw:layer="layout" svg:width="5.588cm" svg:height="3.708cm" svg:x="33.844cm" svg:y="6.008cm">
              <draw:image xlink:href="Pictures/10000201000001B00000012019FE328DCC6B51A7.png" xlink:type="simple" xlink:show="embed" xlink:actuate="onLoad" loext:mime-type="image/png">
                <text:p/>
              </draw:image>
            </draw:frame>
            <draw:frame draw:style-name="gr3" draw:text-style-name="P2" xml:id="id14" draw:id="id14" draw:layer="layout" svg:width="5.588cm" svg:height="3.708cm" svg:x="39.83cm" svg:y="6.008cm">
              <draw:image xlink:href="Pictures/10000201000001B000000120908B654086654AA1.png" xlink:type="simple" xlink:show="embed" xlink:actuate="onLoad" loext:mime-type="image/png">
                <text:p/>
              </draw:image>
            </draw:frame>
            <draw:frame draw:style-name="gr3" draw:text-style-name="P2" xml:id="id13" draw:id="id13" draw:layer="layout" svg:width="5.588cm" svg:height="3.708cm" svg:x="36.811cm" svg:y="12.351cm">
              <draw:image xlink:href="Pictures/10000201000001B000000120CBBB941D3585C223.png" xlink:type="simple" xlink:show="embed" xlink:actuate="onLoad" loext:mime-type="image/png">
                <text:p/>
              </draw:image>
            </draw:frame>
            <draw:frame draw:style-name="gr3" draw:text-style-name="P2" xml:id="id15" draw:id="id15" draw:layer="layout" svg:width="5.588cm" svg:height="3.708cm" svg:x="33.805cm" svg:y="18.442cm">
              <draw:image xlink:href="Pictures/10000201000001B0000001202C14E678FF3C43BE.png" xlink:type="simple" xlink:show="embed" xlink:actuate="onLoad" loext:mime-type="image/png">
                <text:p/>
              </draw:image>
            </draw:frame>
            <draw:frame draw:style-name="gr3" draw:text-style-name="P2" xml:id="id11" draw:id="id11" draw:layer="layout" svg:width="5.588cm" svg:height="3.708cm" svg:x="27.754cm" svg:y="18.442cm">
              <draw:image xlink:href="Pictures/10000201000001B0000001201F810C554FD99152.png" xlink:type="simple" xlink:show="embed" xlink:actuate="onLoad" loext:mime-type="image/png">
                <text:p/>
              </draw:image>
            </draw:frame>
            <draw:frame draw:style-name="gr3" draw:text-style-name="P2" xml:id="id16" draw:id="id16" draw:layer="layout" svg:width="5.588cm" svg:height="3.708cm" svg:x="39.83cm" svg:y="18.442cm">
              <draw:image xlink:href="Pictures/10000201000001B000000120A77F2D0DDB4CE862.png" xlink:type="simple" xlink:show="embed" xlink:actuate="onLoad" loext:mime-type="image/png">
                <text:p/>
              </draw:image>
            </draw:frame>
            <draw:connector draw:style-name="gr2" draw:text-style-name="P1" draw:layer="layout" draw:type="line" svg:x1="30.548cm" svg:y1="9.716cm" svg:x2="30.548cm" svg:y2="18.442cm" draw:start-shape="id10" draw:start-glue-point="2" draw:end-shape="id11" draw:end-glue-point="0" svg:d="M30548 9716v8726" svg:viewBox="0 0 1 8727">
              <text:p/>
            </draw:connector>
            <draw:connector draw:style-name="gr2" draw:text-style-name="P1" draw:layer="layout" draw:type="line" svg:x1="36.638cm" svg:y1="9.716cm" svg:x2="39.605cm" svg:y2="12.351cm" draw:start-shape="id12" draw:start-glue-point="2" draw:end-shape="id13" draw:end-glue-point="0" svg:d="M36638 9716l2967 2635" svg:viewBox="0 0 2968 2636">
              <text:p/>
            </draw:connector>
            <draw:connector draw:style-name="gr2" draw:text-style-name="P1" draw:layer="layout" draw:type="line" svg:x1="42.624cm" svg:y1="9.716cm" svg:x2="39.605cm" svg:y2="12.351cm" draw:start-shape="id14" draw:start-glue-point="2" draw:end-shape="id13" draw:end-glue-point="0" svg:d="M42624 9716l-3019 2635" svg:viewBox="0 0 3020 2636">
              <text:p/>
            </draw:connector>
            <draw:connector draw:style-name="gr2" draw:text-style-name="P1" draw:layer="layout" draw:type="line" svg:x1="39.605cm" svg:y1="16.059cm" svg:x2="36.599cm" svg:y2="18.442cm" draw:start-shape="id13" draw:start-glue-point="2" draw:end-shape="id15" draw:end-glue-point="0" svg:d="M39605 16059l-3006 2383" svg:viewBox="0 0 3007 2384">
              <text:p/>
            </draw:connector>
            <draw:connector draw:style-name="gr2" draw:text-style-name="P1" draw:layer="layout" draw:type="line" svg:x1="39.605cm" svg:y1="16.059cm" svg:x2="42.624cm" svg:y2="18.442cm" draw:start-shape="id13" draw:start-glue-point="2" draw:end-shape="id16" draw:end-glue-point="0" svg:d="M39605 16059l3019 2383" svg:viewBox="0 0 3020 2384">
              <text:p/>
            </draw:connector>
            <draw:connector draw:style-name="gr5" draw:text-style-name="P2" draw:layer="layout" svg:x1="30.548cm" svg:y1="6.008cm" svg:x2="36.638cm" svg:y2="6.008cm" draw:start-shape="id10" draw:start-glue-point="0" draw:end-shape="id12" draw:end-glue-point="0" svg:d="M30548 6008v-606h6090v606" svg:viewBox="0 0 6091 607">
              <text:p/>
            </draw:connector>
            <draw:connector draw:style-name="gr5" draw:text-style-name="P2" draw:layer="layout" svg:x1="36.638cm" svg:y1="6.008cm" svg:x2="42.624cm" svg:y2="6.008cm" draw:start-shape="id12" draw:start-glue-point="0" draw:end-shape="id14" draw:end-glue-point="0" svg:d="M36638 6008v-606h5986v606" svg:viewBox="0 0 5987 607">
              <text:p/>
            </draw:connector>
            <draw:connector draw:style-name="gr5" draw:text-style-name="P2" draw:layer="layout" svg:x1="36.638cm" svg:y1="3.788cm" svg:x2="36.638cm" svg:y2="6.008cm" draw:start-shape="id17" draw:start-glue-point="2" draw:end-shape="id12" draw:end-glue-point="0" svg:d="M36638 3788v2220" svg:viewBox="0 0 1 2221">
              <text:p/>
            </draw:connector>
            <draw:custom-shape draw:style-name="gr4" draw:text-style-name="P3" draw:layer="layout" svg:width="19.685cm" svg:height="5.069cm" svg:x="26.757cm" svg:y="17.762cm">
              <text:p/>
              <draw:enhanced-geometry svg:viewBox="0 0 21600 21600" draw:type="rectangle" draw:enhanced-path="M 0 0 L 21600 0 21600 21600 0 21600 0 0 Z N"/>
            </draw:custom-shape>
          </draw:g>
          <draw:g>
            <draw:connector draw:style-name="gr2" draw:text-style-name="P1" draw:layer="layout" draw:type="line" svg:x1="52.633cm" svg:y1="9.716cm" svg:x2="55.659cm" svg:y2="12.351cm" draw:start-shape="id18" draw:start-glue-point="2" draw:end-shape="id19" draw:end-glue-point="0" svg:d="M52633 9716l3026 2635" svg:viewBox="0 0 3027 2636">
              <text:p/>
            </draw:connector>
            <draw:connector draw:style-name="gr2" draw:text-style-name="P1" draw:layer="layout" draw:type="line" svg:x1="58.665cm" svg:y1="9.704cm" svg:x2="55.659cm" svg:y2="12.351cm" draw:start-shape="id20" draw:start-glue-point="2" draw:end-shape="id19" draw:end-glue-point="0" svg:d="M58665 9704l-3006 2647" svg:viewBox="0 0 3007 2648">
              <text:p/>
            </draw:connector>
            <draw:connector draw:style-name="gr2" draw:text-style-name="P1" draw:layer="layout" draw:type="line" svg:x1="64.708cm" svg:y1="9.716cm" svg:x2="64.708cm" svg:y2="18.442cm" draw:start-shape="id21" draw:start-glue-point="2" draw:end-shape="id22" draw:end-glue-point="0" svg:d="M64708 9716v8726" svg:viewBox="0 0 1 8727">
              <text:p/>
            </draw:connector>
            <draw:connector draw:style-name="gr2" draw:text-style-name="P1" draw:layer="layout" draw:type="line" svg:x1="55.659cm" svg:y1="16.059cm" svg:x2="52.506cm" svg:y2="18.442cm" draw:start-shape="id19" draw:start-glue-point="2" draw:end-shape="id23" draw:end-glue-point="0" svg:d="M55659 16059l-3153 2383" svg:viewBox="0 0 3154 2384">
              <text:p/>
            </draw:connector>
            <draw:connector draw:style-name="gr2" draw:text-style-name="P1" draw:layer="layout" draw:type="line" svg:x1="55.659cm" svg:y1="16.059cm" svg:x2="58.665cm" svg:y2="18.442cm" draw:start-shape="id19" draw:start-glue-point="2" draw:end-shape="id24" draw:end-glue-point="0" svg:d="M55659 16059l3006 2383" svg:viewBox="0 0 3007 2384">
              <text:p/>
            </draw:connector>
            <draw:frame draw:style-name="gr6" draw:text-style-name="P1" xml:id="id21" draw:id="id21" draw:layer="layout" svg:width="5.588cm" svg:height="3.708cm" svg:x="61.914cm" svg:y="6.008cm">
              <draw:image xlink:href="Pictures/10000201000001B0000001208731AF62D500409B.png" xlink:type="simple" xlink:show="embed" xlink:actuate="onLoad" loext:mime-type="image/png">
                <text:p/>
              </draw:image>
            </draw:frame>
            <draw:frame draw:style-name="gr6" draw:text-style-name="P1" xml:id="id19" draw:id="id19" draw:layer="layout" svg:width="5.588cm" svg:height="3.708cm" svg:x="52.865cm" svg:y="12.351cm">
              <draw:image xlink:href="Pictures/10000201000001B000000120F44444AF80F8E744.png" xlink:type="simple" xlink:show="embed" xlink:actuate="onLoad" loext:mime-type="image/png">
                <text:p/>
              </draw:image>
            </draw:frame>
            <draw:frame draw:style-name="gr6" draw:text-style-name="P1" xml:id="id22" draw:id="id22" draw:layer="layout" svg:width="5.588cm" svg:height="3.708cm" svg:x="61.914cm" svg:y="18.442cm">
              <draw:image xlink:href="Pictures/10000201000001B00000012067620CF10E0C66A6.png" xlink:type="simple" xlink:show="embed" xlink:actuate="onLoad" loext:mime-type="image/png">
                <text:p/>
              </draw:image>
            </draw:frame>
            <draw:frame draw:style-name="gr6" draw:text-style-name="P1" xml:id="id23" draw:id="id23" draw:layer="layout" svg:width="5.588cm" svg:height="3.708cm" svg:x="49.712cm" svg:y="18.442cm">
              <draw:image xlink:href="Pictures/10000201000001B000000120BCA4195C4945392C.png" xlink:type="simple" xlink:show="embed" xlink:actuate="onLoad" loext:mime-type="image/png">
                <text:p/>
              </draw:image>
            </draw:frame>
            <draw:frame draw:style-name="gr6" draw:text-style-name="P1" xml:id="id24" draw:id="id24" draw:layer="layout" svg:width="5.588cm" svg:height="3.708cm" svg:x="55.871cm" svg:y="18.442cm">
              <draw:image xlink:href="Pictures/10000201000001B0000001204DC1AE1B15975EB7.png" xlink:type="simple" xlink:show="embed" xlink:actuate="onLoad" loext:mime-type="image/png">
                <text:p/>
              </draw:image>
            </draw:frame>
            <draw:frame draw:style-name="gr6" draw:text-style-name="P1" xml:id="id18" draw:id="id18" draw:layer="layout" svg:width="5.588cm" svg:height="3.708cm" svg:x="49.839cm" svg:y="6.008cm">
              <draw:image xlink:href="Pictures/10000201000001B0000001208BA66CAAD3AA9754.png" xlink:type="simple" xlink:show="embed" xlink:actuate="onLoad" loext:mime-type="image/png">
                <text:p/>
              </draw:image>
            </draw:frame>
            <draw:frame draw:style-name="gr7" draw:text-style-name="P2" xml:id="id20" draw:id="id20" draw:layer="layout" svg:width="5.588cm" svg:height="3.683cm" svg:x="55.871cm" svg:y="6.021cm">
              <draw:image xlink:href="Pictures/10000201000001B00000012080B0F6A47299F123.png" xlink:type="simple" xlink:show="embed" xlink:actuate="onLoad" loext:mime-type="image/png">
                <text:p text:style-name="P2">0</text:p>
              </draw:image>
            </draw:frame>
            <draw:connector draw:style-name="gr5" draw:text-style-name="P2" draw:layer="layout" svg:x1="52.633cm" svg:y1="6.008cm" svg:x2="58.665cm" svg:y2="6.021cm" draw:start-shape="id18" draw:end-shape="id20" draw:end-glue-point="0" svg:d="M52633 6008v-606h6032v619" svg:viewBox="0 0 6033 620">
              <text:p/>
            </draw:connector>
            <draw:connector draw:style-name="gr5" draw:text-style-name="P2" draw:layer="layout" svg:x1="58.665cm" svg:y1="6.021cm" svg:x2="64.708cm" svg:y2="6.008cm" draw:start-shape="id20" draw:start-glue-point="0" draw:end-shape="id21" draw:end-glue-point="0" svg:d="M58665 6021v-619h6043v606" svg:viewBox="0 0 6044 620">
              <text:p/>
            </draw:connector>
            <draw:frame draw:style-name="gr1" draw:text-style-name="P1" xml:id="id25" draw:id="id25" draw:layer="layout" svg:width="5.588cm" svg:height="3.708cm" svg:x="55.871cm" svg:y="0.08cm">
              <draw:image xlink:href="Pictures/10000201000001B0000001207FEB831F9EA2FFD8.png" xlink:type="simple" xlink:show="embed" xlink:actuate="onLoad" loext:mime-type="image/png">
                <text:p/>
              </draw:image>
            </draw:frame>
            <draw:connector draw:style-name="gr5" draw:text-style-name="P2" draw:layer="layout" svg:x1="58.665cm" svg:y1="3.788cm" svg:x2="58.665cm" svg:y2="6.021cm" draw:start-shape="id25" draw:start-glue-point="2" draw:end-shape="id20" draw:end-glue-point="0" svg:d="M58665 3788v2233" svg:viewBox="0 0 1 2234">
              <text:p/>
            </draw:connector>
            <draw:custom-shape draw:style-name="gr4" draw:text-style-name="P3" draw:layer="layout" svg:width="19.685cm" svg:height="5.069cm" svg:x="48.823cm" svg:y="17.76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" draw:text-style-name="P2" draw:layer="layout" svg:width="5.588cm" svg:height="3.683cm" svg:x="18.288cm" svg:y="1.524cm">
          <draw:image xlink:href="Pictures/10000201000001B000000120AA116CA1154F3B09.png" xlink:type="simple" xlink:show="embed" xlink:actuate="onLoad" loext:mime-type="image/png">
            <text:p/>
          </draw:image>
        </draw:frame>
        <draw:frame draw:style-name="gr8" draw:text-style-name="P2" draw:layer="layout" svg:width="5.588cm" svg:height="3.708cm" svg:x="16.256cm" svg:y="-3.962cm">
          <draw:image xlink:href="Pictures/10000201000001B00000012061EEB8AB8DAB096B.png" xlink:type="simple" xlink:show="embed" xlink:actuate="onLoad" loext:mime-type="image/png">
            <text:p/>
          </draw:image>
        </draw:frame>
        <draw:frame draw:style-name="gr8" draw:text-style-name="P2" draw:layer="layout" svg:width="5.588cm" svg:height="3.708cm" svg:x="24.765cm" svg:y="1.27cm">
          <draw:image xlink:href="Pictures/10000201000001B0000001200C94681F2CEBB4C9.png" xlink:type="simple" xlink:show="embed" xlink:actuate="onLoad" loext:mime-type="image/png">
            <text:p/>
          </draw:image>
        </draw:frame>
        <draw:frame draw:style-name="gr9" draw:text-style-name="P2" draw:layer="layout" svg:width="1.999cm" svg:height="0.999cm" svg:x="12.329cm" svg:y="0.2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2" draw:layer="layout" svg:width="1.999cm" svg:height="0.999cm" svg:x="13.138cm" svg:y="2.3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2" draw:layer="layout" svg:width="1.999cm" svg:height="0.999cm" svg:x="19.493cm" svg:y="6.6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true" draw:auto-grow-width="true" draw:fit-to-size="shrink-to-fit" style:shrink-to-fit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-width="0.279cm" draw:marker-end="Arrow_20_concave" draw:marker-end-width="0.279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8.58cm" fo:page-height="22.9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2:04:19.268621457</meta:creation-date>
    <dc:date>2021-01-25T11:54:37.139090455</dc:date>
    <meta:editing-duration>PT1H48M11S</meta:editing-duration>
    <meta:editing-cycles>8</meta:editing-cycles>
    <meta:generator>LibreOffice/6.4.6.2$Linux_X86_64 LibreOffice_project/40$Build-2</meta:generator>
    <meta:document-statistic meta:object-count="63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

<file path=Object 1/content.xml><?xml version="1.0" encoding="utf-8"?>
<math xmlns="http://www.w3.org/1998/Math/MathML" display="block">
  <semantics>
    <mi mathvariant="italic">RGB</mi>
    <annotation encoding="StarMath 5.0">RGB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